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맑은 고딕" svg:font-family="'맑은 고딕'" style:font-family-generic="system" style:font-pitch="variable"/>
  </office:font-face-decls>
  <office:automatic-styles>
    <style:style style:name="P1" style:family="paragraph" style:parent-style-name="Text_20_body">
      <style:paragraph-properties fo:margin-left="0cm" fo:margin-right="0cm" fo:margin-top="0cm" fo:margin-bottom="0cm" style:contextual-spacing="false" fo:text-align="start" style:justify-single-word="false" fo:text-indent="0cm" style:auto-text-indent="false" style:writing-mode="lr-tb"/>
      <style:text-properties officeooo:rsid="001fd91d" officeooo:paragraph-rsid="001fd91d"/>
    </style:style>
    <style:style style:name="P2" style:family="paragraph" style:parent-style-name="Text_20_body">
      <style:paragraph-properties fo:margin-left="0cm" fo:margin-right="0cm" fo:margin-top="0cm" fo:margin-bottom="0cm" style:contextual-spacing="false" fo:text-align="start" style:justify-single-word="false" fo:text-indent="0cm" style:auto-text-indent="false" style:writing-mode="lr-tb"/>
      <style:text-properties officeooo:paragraph-rsid="002147b1"/>
    </style:style>
    <style:style style:name="P3" style:family="paragraph" style:parent-style-name="Text_20_body">
      <style:text-properties officeooo:paragraph-rsid="00226004"/>
    </style:style>
    <style:style style:name="P4" style:family="paragraph" style:parent-style-name="Text_20_body">
      <style:text-properties officeooo:paragraph-rsid="002147b1"/>
    </style:style>
    <style:style style:name="P5" style:family="paragraph" style:parent-style-name="Text_20_body">
      <style:paragraph-properties fo:text-align="start" style:justify-single-word="false" style:writing-mode="lr-tb"/>
      <style:text-properties officeooo:rsid="001fd91d" officeooo:paragraph-rsid="001fd91d"/>
    </style:style>
    <style:style style:name="P6" style:family="paragraph" style:parent-style-name="Standard">
      <style:paragraph-properties fo:text-align="start" style:justify-single-word="false" style:writing-mode="lr-tb"/>
      <style:text-properties officeooo:rsid="001fd91d" officeooo:paragraph-rsid="001fd91d"/>
    </style:style>
    <style:style style:name="P7" style:family="paragraph" style:parent-style-name="Standard">
      <style:paragraph-properties fo:text-align="start" style:justify-single-word="false" style:writing-mode="lr-tb"/>
      <style:text-properties officeooo:rsid="0024582c" officeooo:paragraph-rsid="0024582c"/>
    </style:style>
    <style:style style:name="T1" style:family="text">
      <style:text-properties officeooo:rsid="002147b1"/>
    </style:style>
    <style:style style:name="T2" style:family="text">
      <style:text-properties officeooo:rsid="001fd91d"/>
    </style:style>
    <style:style style:name="T3" style:family="text">
      <style:text-properties officeooo:rsid="0022600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Titre</text:h>
      <text:p text:style-name="P1">Idéalisation de la répartition du pouvoir des pays face aux transformations de l’Union Européenne</text:p>
      <text:p text:style-name="P1"/>
      <text:h text:style-name="Heading_20_2" text:outline-level="2">Motivation</text:h>
      <text:p text:style-name="P1">La répartition des sièges dans une assemblée parlementaire est un enjeu crucial pour la démocratie représentative. <text:span text:style-name="T1">Nous avons</text:span> donc voulu modéliser mathématiquement <text:span text:style-name="T1">les votes</text:span> et mesurer le pouvoir de chaque député au sein du parlement européen.</text:p>
      <text:p text:style-name="P1"/>
      <text:h text:style-name="Heading_20_2" text:outline-level="2">Ancrage dans le thème</text:h>
      <text:p text:style-name="P2"><text:span text:style-name="T2">Depuis sa création, </text:span>l’Union Européenne s’est transformée en intégrant de nombreux pays membres passant de 6 à 27. Il est donc naturel de réfléchir au caractère équitable des votes dans son organe législatif principal, le parlement européen.</text:p>
      <text:p text:style-name="P1"/>
      <text:h text:style-name="Heading_20_2" text:outline-level="2">Bibliographie commentée</text:h>
      <text:p text:style-name="Text_20_body">Chaque pays se voit attribuer un certain nombre de sièges au parlement européen en fonction de son nombre d'habitants afin que cette assemblée reflète au mieux la population européenne. <text:span text:style-name="T3">Afin d’étudier les rapport de force entre les différents pays, nous considérerons que tous les députés d’un même pays votent toujours ensemble.</text:span></text:p>
      <text:p text:style-name="P3">Nous nous intéresserons au vote final d'une proposition où les députés ne peuvent que voter "pour" ou "contre", modèle du jeu pondéré, le seul présenté dans la bibliographie. Comme les députés ne peuvent faire passer leurs propositions seuls, des coalitions se forment. Les mathématiques fournissent des outils formels pour mesurer le pouvoir de chaque votant. L'un des plus connus est l'indice de Banzhaf qui reflète, pour un votant donné, l'appétence des autres votants à former avec lui une coalition. [1]</text:p>
      <text:p text:style-name="Text_20_body">La complexité temporelle d'un algorithme naïf du calcul de l'indice de Banzhaf est tellement grande qu'elle le rend inapplicable à 27 votants. Cependant, les polynômes générateurs de Brams-Affuso réduisent considérablement la complexité et permettent trouver les indices de Banzhaf dans le Parlement européen. [2]</text:p>
      <text:p text:style-name="Text_20_body">Jusqu'à maintenant, nous mesurons le pouvoir des députés dans une assemblée déjà constituée. Nous pouvons aussi nous intéresser au problème inverse c'est-à-dire de chercher le nombre de sièges attribués à chaque pays de sorte qu'ils aient un indice de Banzhaf proportionnel à une quantité donnée comme par exemple son nombre d'habitants. [3]</text:p>
      <text:p text:style-name="Text_20_body">Le Parlement européen fonctionnait au XXe siècle sur un système de séparation entre « grands pays » qui possédaient quatre voix, et « petits pays » qui en avaient deux. Au début des années 2000, l’Union européenne prévoyait un grand élargissement : 10 nouveaux pays allaient la rejoindre. En poursuivant avec le même système de vote pour son parlement, elle aurait donné beaucoup trop de pouvoir aux petits pays. [4]</text:p>
      <text:p text:style-name="P4">Le Traité de Nice a alors été signé, dans l’optique d'empêcher ces pouvoirs excessifs. Mais en réalité, il crée d'autres déséquilib<text:span text:style-name="T1">r</text:span>es [4]. De plus, le Traité de Nice complique inutilement la <text:soft-page-break/>procédure, rajoutant deux clauses, un quota de population et un quota de nombre d’états favorables à l’adoption d’une proposition, qui ne modifient en rien la répartition de pouvoir. En réaction à ce traité, une autre proposition, la Constitution Rule, a ensuite été mise sur la table. Cependant, elle redonne l’avantage aux anciens petits pays. [5]</text:p>
      <text:p text:style-name="Text_20_body">Finalement, une solution « idéale » a été proposée par Slomczynski et Zyczkowski, appelée Penrose 62. Ce système a pour but de donner exactement le même pouvoir à chaque citoyen de l’Union Européenne, et ainsi garantir en théorie une équité totale dans la prise de décision. En outre, il est très simplement réajustable à chaque extension de l’Union Européenne. [6]</text:p>
      <text:p text:style-name="Text_20_body"/>
      <text:h text:style-name="Heading_20_2" text:outline-level="2">Problématique</text:h>
      <text:p text:style-name="P5">Le but est d'étudier la répartition du pouvoir au sein d'une institution à l'aide de la théorie des indices de pouvoir, en prenant comme exemple concret les multiples transformations du système de vote du Parlement européen.</text:p>
      <text:p text:style-name="P5"/>
      <text:h text:style-name="Heading_20_2" text:outline-level="2">Objectifs d’Hugo</text:h>
      <text:p text:style-name="Text_20_body">Mon objectif est de donner une valeur numérique à la notion complexe de pouvoir d'un votant. Dans cette optique, j'ai étudié la formalisation mathématique de cette notion que propose l'indice de Banzhaf. Cette étude théorique permet de réduire la complexité de l'algorithme de calcul de l'indice. J'ai donc pu modéliser informatiquement le parlement européen et ainsi comprendre les changements de pouvoir de chaque pays au fil de l'agrandissement de l'Union Européenne et de ses traités successifs.</text:p>
      <text:p text:style-name="Text_20_body">Finalement, j'ai comparé le système Penrose 62 à celui existant afin d'en démontrer le caractère équitable et extensible.</text:p>
      <text:p text:style-name="Text_20_body"/>
      <text:h text:style-name="Heading_20_2" text:outline-level="2">Objectifs de Lilian</text:h>
      <text:p text:style-name="P6">À remplir par Lilian</text:p>
      <text:p text:style-name="P6"/>
      <text:h text:style-name="Heading_20_2" text:outline-level="2">Positionnements thématiques</text:h>
      <text:p text:style-name="P7">MATHÉMATIQUES : autres</text:p>
      <text:p text:style-name="P7">INFORMATIQUE : informatique pratique</text:p>
      <text:p text:style-name="P7"/>
      <text:h text:style-name="Heading_20_2" text:outline-level="2">Mots clefs</text:h>
      <text:p text:style-name="P7">Français : Parlement européen, Système de vote, Indice de Banzhaf, Jeu pondéré, Penrose 62</text:p>
      <text:p text:style-name="P7">Anglais : European Parliament, Voting system, Banzhaf index, Weighted game, Penrose 62</text:p>
      <text:p text:style-name="P7"/>
      <text:h text:style-name="Heading_20_2" text:outline-level="2">Références bibliographiques</text:h>
      <text:p text:style-name="P7">À recopier</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맑은 고딕" svg:font-family="'맑은 고딕'"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맑은 고딕" style:font-size-asian="12pt" style:language-asian="ko" style:country-asian="KR" style:font-name-complex="Lucida Sans"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맑은 고딕" style:font-size-asian="12pt" style:language-asian="ko" style:country-asian="KR" style:font-name-complex="Lucida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fo:hyphenation-ladder-count="no-limit" fo:hyphenation-keep="page" loext:hyphenation-keep-type="column" style:writing-mode="lr-tb"/>
      <style:text-properties style:use-window-font-color="true" loext:opacity="0%" style:font-name="Liberation Serif" fo:font-family="'Liberation Serif'" style:font-family-generic="roman" style:font-pitch="variable" fo:font-size="12pt" fo:language="fr" fo:country="FR" style:letter-kerning="true" style:font-name-asian="맑은 고딕" style:font-family-asian="'맑은 고딕'" style:font-family-generic-asian="system" style:font-pitch-asian="variable" style:font-size-asian="12pt" style:language-asian="ko" style:country-asian="KR" style:font-name-complex="Lucida Sans"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36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맑은 고딕" style:font-family-asian="'맑은 고딕'"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Lucida Sans" style:font-family-complex="'Lucida Sans'"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ystem" style:font-pitch-complex="variable"/>
    </style:style>
    <style:style style:name="Heading_20_5" style:display-name="Heading 5" style:family="paragraph" style:parent-style-name="Heading" style:next-style-name="Text_20_body" style:default-outline-level="5" style:list-style-name="WWNum1" style:list-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31T18:01:12</meta:creation-date>
    <dc:language>fr-FR</dc:language>
    <dc:date>2025-02-03T21:28:30.747618621</dc:date>
    <meta:editing-cycles>10</meta:editing-cycles>
    <meta:editing-duration>PT25M12S</meta:editing-duration>
    <meta:generator>LibreOffice/24.8.4.2$Linux_X86_64 LibreOffice_project/480$Build-2</meta:generator>
    <meta:document-statistic meta:table-count="0" meta:image-count="0" meta:object-count="0" meta:page-count="2" meta:paragraph-count="29" meta:word-count="719" meta:character-count="4672" meta:non-whitespace-character-count="3982"/>
    <meta:user-defined meta:name="AppVersion">15.0000</meta:user-defined>
  </office:meta>
</office:document-meta>
</file>